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xodus 1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Exodu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REASONS FOR PERSECUTION (Ex. 1:1-10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REASONS FOR PERSECUTION (Ex. 1:1-10)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Fruitfulness (Ex. 1:1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Fear (Ex. 1:8-10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Exodus 1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REASONS FOR PERSECUTION (Ex. 1:1-10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RESULTING PERSECUTION (Ex. 1:11-2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RESULTING PERSECUTION (Ex. 1:11-22)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Pharaoh's building decree (Ex. 1:11-1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haraoh's bloody decree (Ex. 1:15-2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Pharaoh's bloody decree (Ex. 1:15-22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His order to the midwives (Ex. 1:15-21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His order to the masses (Ex. 1: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RESULTING PERSECUTION (Ex. 1:11-22)<text:s text:c="1"/></text:span><text:span text:style-name="a508" text:class-names=""/></text:p>
          </draw:text-box>
          <svg:title/>
          <svg:desc/>
        </draw:frame>
        <draw:frame draw:id="id96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Pharaoh's building decree (Ex. 1:11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Pharaoh's bloody decree (Ex. 1:15-22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8" draw:style-name="a521" draw:master-page-name="Master1-Layout12-tx-Title-and-Text" presentation:presentation-page-layout-name="Master1-PPL12" draw:id="Slide-263">
        <draw:frame draw:id="id97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Exodus 1<text:s text:c="1"/></text:span><text:span text:style-name="a523" text:class-names=""/></text:p>
          </draw:text-box>
          <svg:title/>
          <svg:desc/>
        </draw:frame>
        <draw:frame draw:id="id98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REASONS FOR PERSECUTION (Ex. 1:1-1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RESULTING PERSECUTION (Ex. 1:11-22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9" draw:style-name="a536" draw:master-page-name="Master1-Layout1-title-Title-Slide" presentation:presentation-page-layout-name="Master1-PPL1" draw:id="Slide-264">
        <draw:frame draw:id="id99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Exodus 1</text:span><text:span text:style-name="a538" text:class-names=""/></text:p>
          </draw:text-box>
          <svg:title/>
          <svg:desc/>
        </draw:frame>
        <draw:frame draw:id="id100" presentation:style-name="a54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odus 1</dc:title>
    <meta:initial-creator>David STRICKLAND</meta:initial-creator>
    <dc:creator>David STRICKLAND</dc:creator>
    <meta:creation-date>2020-02-22T17:31:01Z</meta:creation-date>
    <dc:date>2020-02-22T17:31:01Z</dc:date>
    <meta:template xlink:href="BibleStudy" xlink:type="simple"/>
    <meta:editing-cycles>1</meta:editing-cycles>
    <meta:editing-duration>PT0S</meta:editing-duration>
    <meta:document-statistic meta:paragraph-count="22" meta:word-count="159"/>
  </office:meta>
</office:document-meta>
</file>